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Realschule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Penelope Susan Plaß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athematik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usik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Geschichte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Arbeit-Wirtschaft-Technik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mangelhaf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